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il on Water</text:p>
      <text:p text:style-name="Standard"/>
      <text:p text:style-name="Standard">War and Peace</text:p>
      <text:p text:style-name="Standard"/>
      <text:p text:style-name="Standard">Destruction and rehabilitation</text:p>
      <text:p text:style-name="Standard"/>
      <text:p text:style-name="Standard">Post colonialism: greed for oil</text:p>
      <text:p text:style-name="Standard"/>
      <text:p text:style-name="Standard">Borrowing from the past but destroying the present and the imminent future</text:p>
      <text:p text:style-name="Standard"/>
      <text:p text:style-name="Standard">GREED </text:p>
      <text:p text:style-name="Standard"/>
      <text:p text:style-name="Standard">The stories Zaq reminisces about while resting in the medical tent define the unpredictability of human nature. Some stories are cruel and disturbing, but ,as Zaq said, if you wait long enough, you will live to see the good ones. This contrast of selfishness and selflessness determines the beauty of innocent intent can still exist in the presence of the horrid consequences of greed as portrayed in Oil on Water. </text:p>
      <text:p text:style-name="Standard"/>
      <text:p text:style-name="P1">Rob Nixon's Pipe Dreams</text:p>
      <text:p text:style-name="Standard"/>
      <text:p text:style-name="Standard">“Saro-Wiwa saw himself as part of that testimonial tradition, a witness to what he called the “recolonization” of Ogoniland by the joint forces of the oil companies and the Abacha regime,(1) which together had transformed the Niger delta into a Bermuda triangle for human rights.“</text:p>
      <text:p text:style-name="Standard"/>
      <text:p text:style-name="Standard">“He produced tireless testimonies of the devastation of his culture by the oil-driven avarice of vast forces beyond its control.“</text:p>
      <text:p text:style-name="Standard"/>
      <text:p text:style-name="Standard">“deadly ecological war against the Ogoni”</text:p>
      <text:p text:style-name="Standard"/>
      <text:p text:style-name="Standard">The British historian Lord Malcolm Hailey once described Nigeria as “the most artificial of the many administrative units created in the course of European occupation of Africa.” </text:p>
      <text:p text:style-name="Standard"/>
      <text:p text:style-name="Standard">This allows the world's largest oil company to continue to duck behind the brutalities of its militaristic financial partners. It also enables the corporation to ignore appeals by the Ogoni and neighboring minorities for a share of oil revenues, a measure of environmental self-determination, and economic redress for their devastated environment. These, in Shell's terms, are internal Nigerian matters, belonging to a realm inaccessible to corporate influence. </text:p>
      <text:p text:style-name="Standard"/>
      <text:p text:style-name="Standard">Ogoni air had been fouled by the flaring of natural gas; Ogoni croplands scarred by oil spills; Ogoni drinking and fishing waters poisoned. </text:p>
      <text:p text:style-name="Standard"/>
      <text:p text:style-name="Standard">delta of death </text:p>
      <text:p text:style-name="Standard"/>
      <text:p text:style-name="Standard">You cannot collect a bucket of rain water for the roofs, trees and grass are all covered with oil. … Men and women forced by hunger have to dive deep in oil to uproot already rotten yams and cassava.” </text:p>
      <text:p text:style-name="Standard"/>
      <text:p text:style-name="Standard">In the words of a second witness: “We can no longer breathe natural oxygen; rather we inhale lethal and ghastly gases. Our water can no longer be drunk unless one wants to test the effect of crude oil on the body.” </text:p>
      <text:p text:style-name="Standard"><text:soft-page-break/>Yet the locals still find themselves lacking a hospital, electricity, piped water and basic roads, housing, and schools. </text:p>
      <text:p text:style-name="Standard"/>
      <text:p text:style-name="P1">Rob Nixon's Fast-Forward Fossil</text:p>
      <text:p text:style-name="Standard"/>
      <text:p text:style-name="Standard">In this interregnum between energy regimes, we are living on borrowed time-borrowed from the past and from the future.</text:p>
      <text:p text:style-name="Standard"/>
      <text:p text:style-name="Standard">Resource curse holds in taut suspense notions of fortune and misfortune.</text:p>
      <text:p text:style-name="Standard"/>
      <text:p text:style-name="Standard">And what forces turn belongings-those goods, in a material and an ethnic sense-into evil powers that alienate people from the very elements that have sustained them, environmentally and culturally, as all that seemed solid melts into liquid tailings, oil spills, and plumes of toxic air.</text:p>
      <text:p text:style-name="Standard"/>
      <text:p text:style-name="Standard">The greater a state's reliance on a single mineral resource, the greater the chances that state is undemocratic, militaristic, corruption riddled, and governed without transparency or accountability.</text:p>
      <text:p text:style-name="Standard"/>
      <text:p text:style-name="Standard">There are of course exceptions to these tendencies, but in resource-cursed societies, a mineral strike, though less immediately spectacular than a missile strike, is often more devastating in the long term, bringing in its wake environmental wreckage, territorial dispossession, political repression, and massacres...</text:p>
      <text:p text:style-name="Standard"/>
      <text:p text:style-name="P1">Helon Habila's Oil on Water</text:p>
      <text:p text:style-name="P1"/>
      <text:p text:style-name="P2">d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text:p>
      <text:p text:style-name="P2">The stories Zaq reminisces about while resting in the medical tent define the unpredictability of human nature. Some stories are cruel and disturbing, but ,as Zaq said, if you wait long enough, you will live to see the good ones. This contrast of selfishness and selflessness determines the beauty of innocent intent can still exist in the presence of the horrid consequences of greed as portrayed in Oil on Water. </text:p>
      <text:p text:style-name="P6">The consequences of greed demolish the means of environmental conservation.</text:p>
      <text:p text:style-name="P2"/>
      <text:p text:style-name="P2">Paragraph 1</text:p>
      <text:list xml:id="list9101264079581892446" text:style-name="L1">
        <text:list-item>
          <text:p text:style-name="P4">In this interregnum between energy regimes, we are living on borrowed time-borrowed from the past and from the future.</text:p>
        </text:list-item>
        <text:list-item>
          <text:p text:style-name="P4">Ogoni air had been fouled by the flaring of natural gas; Ogoni croplands scarred by oil spills; Ogoni drinking and fishing waters poisoned. </text:p>
        </text:list-item>
        <text:list-item>
          <text:p text:style-name="P4">Talk about the island the doctor tried to save but they were so mesmerized by the flare by their town that they ignored the deaths of the many.</text:p>
          <text:list>
            <text:list-item>
              <text:p text:style-name="P4">“Well, I did my duty as their doctor. I told them of the dangers that accompany that quenchless flare, but they wouldn't listen. And then a year later, when the livestock began to die and the plants began to wither on their stalks, I took samples of the drinking water and in my lab I measured the levels of toxins in it: it was rising, steadily.(153)” </text:p>
            </text:list-item>
          </text:list>
        </text:list-item>
      </text:list>
      <text:p text:style-name="P2">Paragraph 2</text:p>
      <text:list xml:id="list20176566" text:continue-numbering="true" text:style-name="L1">
        <text:list-item>
          <text:p text:style-name="P4">delta of death</text:p>
        </text:list-item>
        <text:list-item>
          <text:p text:style-name="P4">Fire and burning village with corpses. </text:p>
        </text:list-item>
      </text:list>
      <text:p text:style-name="P2"/>
      <text:p text:style-name="P2"/>
      <text:p text:style-name="P2">paragraph 3</text:p>
      <text:p text:style-name="P2">statues destructed</text:p>
      <text:p text:style-name="P2">pg. 128</text:p>
      <text:p text:style-name="P2">The village of the worshipers torn down</text:p>
      <text:p text:style-name="P2">Rufus's sister smiling</text:p>
      <text:p text:style-name="P2"/>
      <text:p text:style-name="P2"/>
      <text:p text:style-name="P2"/>
      <text:p text:style-name="P2">Paragraph 4</text:p>
      <text:list xml:id="list4696015440258894068" text:style-name="L2">
        <text:list-item>
          <text:p text:style-name="P7">The greater a state's reliance on a single mineral resource, the greater the chances that state is undemocratic, militaristic, corruption riddled, and governed without transparency or accountability.</text:p>
        </text:list-item>
        <text:list-item>
          <text:p text:style-name="P7">The British historian Lord Malcolm Hailey once described Nigeria as “the most artificial of the many administrative units created in the course of European occupation of Africa.” </text:p>
        </text:list-item>
        <text:list-item>
          <text:p text:style-name="P7">oil on water quote remove one from above</text:p>
        </text:list-item>
      </text:list>
      <text:p text:style-name="Standard">paragraph 5</text:p>
      <text:list xml:id="list20194126" text:continue-numbering="true" text:style-name="L2">
        <text:list-item>
          <text:p text:style-name="P5">There are of course exceptions to these tendencies, but in resource-cursed societies, a mineral strike, though less immediately spectacular than a missile strike, is often more devastating in the long term, bringing in its wake environmental wreckage, territorial dispossession, political repression, and massacres...</text:p>
        </text:list-item>
        <text:list-item>
          <text:p text:style-name="P5">Quote from Oil on Water</text:p>
        </text:list-item>
      </text:list>
      <text:p text:style-name="P2"/>
      <text:p text:style-name="P2"/>
      <text:p text:style-name="P2"/>
      <text:p text:style-name="P2">paragraph 6</text:p>
      <text:p text:style-name="P2"><text:soft-page-break/>Zaq's speech:</text:p>
      <text:p text:style-name="P2">“No, not always. I've also witnessed ordinary bystanders pull passengers from burning cars, I've seen judges sentence generals and politicians to hard labor,without fear. I've seen students stand up to soldiers and policeman, protesting against injustice. If you're patient, you'll see those moments too, and you'll write about them.(66)” </text:p>
      <text:p text:style-name="P2"/>
      <text:p text:style-name="P2">the boy</text:p>
      <text:p text:style-name="P2"/>
      <text:p text:style-name="P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3-12T23:47:30</meta:creation-date>
    <dc:date>2015-03-18T00:02:30.39</dc:date>
    <dc:creator>manoj vasa</dc:creator>
    <meta:editing-duration>PT14H32M22S</meta:editing-duration>
    <meta:editing-cycles>5</meta:editing-cycles>
    <meta:generator>OpenOffice/4.1.1$Win32 OpenOffice.org_project/411m6$Build-9775</meta:generator>
    <meta:document-statistic meta:table-count="0" meta:image-count="0" meta:object-count="0" meta:page-count="4" meta:paragraph-count="54" meta:word-count="977" meta:character-count="6032"/>
  </office:meta>
</office:document-meta>
</file>